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“Barton Fink” was one of the more unique movies I have seen lately. There were many things I liked about it and, virtually, nothing that I didn't. It was bizarre, it was intriguing, all-in-all it was simple a good movie that contained its share of surprises.</text:p>
      <text:p text:style-name="Standard"/>
      <text:p text:style-name="Standard"><text:tab/>The first notable thing that I liked about this film was the cinematography. The camera's movement wasn't really deceptive – it usually moved to the next thing of interest in the film (sometimes discreetly so). The movement of the camera was truly disturbing at some scenes. I went into this movie with no expectations; the last assumption in my mind was that it would be part horror-film. The scariness of some scenes (such as zooming into the painting and then the below wall, and the sink drain) were really a product of good cinematography.</text:p>
      <text:p text:style-name="Standard"/>
      <text:p text:style-name="Standard"><text:tab/>The other major thing that I enjoyed about “Barton Fink” was the film's plot. I really think that “unpredictable” and “intriguing” are the best words I can use to describe it. At about the half way mark, I thought I knew where the story was going, “struggling writer ends up writing his work in the last minute and it is a masterpiece.” Boy was I wrong. This film starts out as being only slightly bizarre (for what seems to be comedic effect), however, at that halfway point, <text:s/>it is evident that this film was not going to subscribe to a unified genre. The concept of reality vs. illusion is very present in Barton Fink. As soon as he slaps Audrey's back and the blood pours out, the film takes on a dream-like progression. In fact, I find myself wondering if the second half of the film is not a dream – I don't think we can know.</text:p>
      <text:p text:style-name="Standard"/>
      <text:p text:style-name="Standard"><text:tab/>Overall, “Barton Fink” was a great movie. I love the loose ends, the unpredictability, the characters, the dialog and the cinematography. It was a good film with post-realistic themes that couldn't decide what genre it wanted to be so it just surprises us with ma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illiland</meta:initial-creator>
    <meta:creation-date>2013-03-25T07:54:22</meta:creation-date>
    <dc:date>2013-03-25T08:52:44</dc:date>
    <dc:creator>Michael Gilliland</dc:creator>
    <meta:editing-duration>PT57M55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4" meta:word-count="342" meta:character-count="1904" meta:non-whitespace-character-count="1561"/>
  </office:meta>
</office:document-meta>
</file>